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buntu@Ubuntu01:~/practice$ touch demo.txt</text:p>
      <text:p text:style-name="Standard">ubuntu@Ubuntu01:~/practice$ vi demo.txt</text:p>
      <text:p text:style-name="Standard">ubuntu@Ubuntu01:~/practice$ echo $0</text:p>
      <text:p text:style-name="Standard">bash</text:p>
      <text:p text:style-name="Standard">ubuntu@Ubuntu01:~/practice$ rm demo.txt</text:p>
      <text:p text:style-name="Standard">ubuntu@Ubuntu01:~/practice$ ls</text:p>
      <text:p text:style-name="Standard">ubuntu@Ubuntu01:~/practice$ cls</text:p>
      <text:p text:style-name="Standard"/>
      <text:p text:style-name="Standard">Command 'cls' not found, but there are 17 similar ones.</text:p>
      <text:p text:style-name="Standard"/>
      <text:p text:style-name="Standard">ubuntu@Ubuntu01:~/practice$ touch addition</text:p>
      <text:p text:style-name="Standard">ubuntu@Ubuntu01:~/practice$ vi addition</text:p>
      <text:p text:style-name="Standard">ubuntu@Ubuntu01:~/practice$ ls</text:p>
      <text:p text:style-name="Standard">addition</text:p>
      <text:p text:style-name="Standard">ubuntu@Ubuntu01:~/practice$ ls -lrt</text:p>
      <text:p text:style-name="Standard">total 0</text:p>
      <text:p text:style-name="Standard">-rw-rw-r-- 1 ubuntu ubuntu 0 Jul 22 14:41 addition</text:p>
      <text:p text:style-name="Standard">ubuntu@Ubuntu01:~/practice$ rm addition</text:p>
      <text:p text:style-name="Standard">ubuntu@Ubuntu01:~/practice$ ls -lrt</text:p>
      <text:p text:style-name="Standard">total 0</text:p>
      <text:p text:style-name="Standard">ubuntu@Ubuntu01:~/practice$ touch addition.sh</text:p>
      <text:p text:style-name="Standard">ubuntu@Ubuntu01:~/practice$ vi addition.sh</text:p>
      <text:p text:style-name="Standard">ubuntu@Ubuntu01:~/practice$ ./addition.sh</text:p>
      <text:p text:style-name="Standard">bash: ./addition.sh: Permission denied</text:p>
      <text:p text:style-name="Standard">ubuntu@Ubuntu01:~/practice$ chmod 777 addition.sh</text:p>
      <text:p text:style-name="Standard">ubuntu@Ubuntu01:~/practice$ ./addition.sh</text:p>
      <text:p text:style-name="Standard">Enter num1</text:p>
      <text:p text:style-name="Standard">8</text:p>
      <text:p text:style-name="Standard">Enter num2</text:p>
      <text:p text:style-name="Standard">2</text:p>
      <text:p text:style-name="Standard">The sum is: 10</text:p>
      <text:p text:style-name="Standard">The diff is: 6</text:p>
      <text:p text:style-name="Standard">The prod is: 16</text:p>
      <text:p text:style-name="Standard">The div is: 4</text:p>
      <text:p text:style-name="Standard">The mod is: 0</text:p>
      <text:p text:style-name="Standard">Are they equal?: 0</text:p>
      <text:p text:style-name="Standard">Are they not equal?: 1</text:p>
      <text:p text:style-name="Standard">ubuntu@Ubuntu01:~/practice$ vi addition.sh</text:p>
      <text:p text:style-name="Standard">ubuntu@Ubuntu01:~/practice$ touch leapyear.sh</text:p>
      <text:p text:style-name="Standard">ubuntu@Ubuntu01:~/practice$ vi leapyear.sh</text:p>
      <text:p text:style-name="Standard">ubuntu@Ubuntu01:~/practice$ vi leapyear.sh</text:p>
      <text:p text:style-name="Standard">ubuntu@Ubuntu01:~/practice$ ./leapyear.sh</text:p>
      <text:p text:style-name="Standard">bash: ./leapyear.sh: Permission denied</text:p>
      <text:p text:style-name="Standard">ubuntu@Ubuntu01:~/practice$ chmod 777 leapyear.sh</text:p>
      <text:p text:style-name="Standard">ubuntu@Ubuntu01:~/practice$ ./leapyear.sh</text:p>
      <text:p text:style-name="Standard">Enter the year</text:p>
      <text:p text:style-name="Standard">2000</text:p>
      <text:p text:style-name="Standard">./leapyear.sh: line 6: if[2000 % 4]: command not found</text:p>
      <text:p text:style-name="Standard">./leapyear.sh: line 7: if[2000 % 100]: command not found</text:p>
      <text:p text:style-name="Standard">./leapyear.sh: line 8: if[2000 % 400]: command not found</text:p>
      <text:p text:style-name="Standard">Not Leap</text:p>
      <text:p text:style-name="Standard">./leapyear.sh: line 10: syntax error near unexpected token `else'</text:p>
      <text:p text:style-name="Standard"><text:soft-page-break/>./leapyear.sh: line 10: ` <text:s text:c="2"/>else'</text:p>
      <text:p text:style-name="Standard">ubuntu@Ubuntu01:~/practice$ ls -lrt</text:p>
      <text:p text:style-name="Standard">total 8</text:p>
      <text:p text:style-name="Standard">-rwxrwxrwx 1 ubuntu ubuntu 409 Jul 22 15:12 addition.sh</text:p>
      <text:p text:style-name="Standard">-rwxrwxrwx 1 ubuntu ubuntu 208 Jul 22 15:28 leapyear.sh</text:p>
      <text:p text:style-name="Standard">ubuntu@Ubuntu01:~/practice$ vi leapyear.sh</text:p>
      <text:p text:style-name="Standard">ubuntu@Ubuntu01:~/practice$ ./leapyear.sh</text:p>
      <text:p text:style-name="Standard">Enter the year</text:p>
      <text:p text:style-name="Standard">2000</text:p>
      <text:p text:style-name="Standard">./leapyear.sh: line 6: if[2000 % 4]: command not found</text:p>
      <text:p text:style-name="Standard">./leapyear.sh: line 7: if[2000 % 100]: command not found</text:p>
      <text:p text:style-name="Standard">./leapyear.sh: line 8: if[2000 % 400]: command not found</text:p>
      <text:p text:style-name="Standard">Not Leap</text:p>
      <text:p text:style-name="Standard">./leapyear.sh: line 10: syntax error near unexpected token `else'</text:p>
      <text:p text:style-name="Standard">./leapyear.sh: line 10: ` <text:s text:c="2"/>else'</text:p>
      <text:p text:style-name="Standard">ubuntu@Ubuntu01:~/practice$ vi leapyear.sh</text:p>
      <text:p text:style-name="Standard">ubuntu@Ubuntu01:~/practice$ touch switchcase.sh</text:p>
      <text:p text:style-name="Standard">ubuntu@Ubuntu01:~/practice$ vi switchcase.sh</text:p>
      <text:p text:style-name="Standard">ubuntu@Ubuntu01:~/practice$ touch table.sh</text:p>
      <text:p text:style-name="Standard">ubuntu@Ubuntu01:~/practice$ vi table.sh</text:p>
      <text:p text:style-name="Standard">ubuntu@Ubuntu01:~/practice$ ls -lrt</text:p>
      <text:p text:style-name="Standard">total 12</text:p>
      <text:p text:style-name="Standard">-rwxrwxrwx 1 ubuntu ubuntu 409 Jul 22 15:12 addition.sh</text:p>
      <text:p text:style-name="Standard">-rwxrwxrwx 1 ubuntu ubuntu 207 Jul 22 15:33 leapyear.sh</text:p>
      <text:p text:style-name="Standard">-rw-rw-r-- 1 ubuntu ubuntu <text:s text:c="2"/>0 Jul 22 15:35 switchcase.sh</text:p>
      <text:p text:style-name="Standard">-rw-rw-r-- 1 ubuntu ubuntu 134 Jul 22 15:43 table.sh</text:p>
      <text:p text:style-name="Standard">ubuntu@Ubuntu01:~/practice$ chmod u+x table.sh</text:p>
      <text:p text:style-name="Standard">ubuntu@Ubuntu01:~/practice$ ./table.sh</text:p>
      <text:p text:style-name="Standard">Enter a number</text:p>
      <text:p text:style-name="Standard">5</text:p>
      <text:p text:style-name="Standard">5 * 1 = 5</text:p>
      <text:p text:style-name="Standard">5 * 2 = 10</text:p>
      <text:p text:style-name="Standard">5 * 3 = 15</text:p>
      <text:p text:style-name="Standard">5 * 4 = 20</text:p>
      <text:p text:style-name="Standard">5 * 5 = 25</text:p>
      <text:p text:style-name="Standard">5 * 6 = 30</text:p>
      <text:p text:style-name="Standard">5 * 7 = 35</text:p>
      <text:p text:style-name="Standard">5 * 8 = 40</text:p>
      <text:p text:style-name="Standard">5 * 9 = 45</text:p>
      <text:p text:style-name="Standard">5 * 10 = 50</text:p>
      <text:p text:style-name="Standard">ubuntu@Ubuntu01:~/practice$ vi table.sh</text:p>
      <text:p text:style-name="Standard">ubuntu@Ubuntu01:~/practice$ touch pattern.sh</text:p>
      <text:p text:style-name="Standard">ubuntu@Ubuntu01:~/practice$ vi pattern.sh</text:p>
      <text:p text:style-name="Standard">ubuntu@Ubuntu01:~/practice$ chmod u+x pattern.sh</text:p>
      <text:p text:style-name="Standard">ubuntu@Ubuntu01:~/practice$ ./pattern.sh</text:p>
      <text:p text:style-name="Standard">Enter a number</text:p>
      <text:p text:style-name="Standard">3</text:p>
      <text:p text:style-name="Standard">num</text:p>
      <text:p text:style-name="Standard"/>
      <text:p text:style-name="Standard">ubuntu@Ubuntu01:~/practice$ vi pattern</text:p>
      <text:p text:style-name="Standard">ubuntu@Ubuntu01:~/practice$ ls -ltr</text:p>
      <text:p text:style-name="Standard">total 16</text:p>
      <text:p text:style-name="Standard"><text:soft-page-break/>-rwxrwxrwx 1 ubuntu ubuntu 409 Jul 22 15:12 addition.sh</text:p>
      <text:p text:style-name="Standard">-rwxrwxrwx 1 ubuntu ubuntu 207 Jul 22 15:33 leapyear.sh</text:p>
      <text:p text:style-name="Standard">-rw-rw-r-- 1 ubuntu ubuntu <text:s text:c="2"/>0 Jul 22 15:35 switchcase.sh</text:p>
      <text:p text:style-name="Standard">-rwxrw-r-- 1 ubuntu ubuntu 138 Jul 22 15:53 table.sh</text:p>
      <text:p text:style-name="Standard">-rwxrw-r-- 1 ubuntu ubuntu 138 Jul 22 16:06 pattern.sh</text:p>
      <text:p text:style-name="Standard">ubuntu@Ubuntu01:~/practice$ vi pattern.sh</text:p>
      <text:p text:style-name="Standard">ubuntu@Ubuntu01:~/practice$ ./pattern.sh</text:p>
      <text:p text:style-name="Standard">Enter a number</text:p>
      <text:p text:style-name="Standard">4</text:p>
      <text:p text:style-name="Standard">num</text:p>
      <text:p text:style-name="Standard"/>
      <text:p text:style-name="Standard">ubuntu@Ubuntu01:~/practice$ vi pattern.sh</text:p>
      <text:p text:style-name="Standard">ubuntu@Ubuntu01:~/practice$ ./pattern.sh</text:p>
      <text:p text:style-name="Standard">Enter a number</text:p>
      <text:p text:style-name="Standard">3</text:p>
      <text:p text:style-name="Standard">num</text:p>
      <text:p text:style-name="Standard"/>
      <text:p text:style-name="Standard">ubuntu@Ubuntu01:~/practice$ vi pattern.sh</text:p>
      <text:p text:style-name="Standard">ubuntu@Ubuntu01:~/practice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2T16:31:03.121628183</meta:creation-date>
    <dc:date>2024-07-22T16:31:20.668571005</dc:date>
    <meta:editing-duration>PT19S</meta:editing-duration>
    <meta:editing-cycles>1</meta:editing-cycles>
    <meta:document-statistic meta:table-count="0" meta:image-count="0" meta:object-count="0" meta:page-count="3" meta:paragraph-count="118" meta:word-count="470" meta:character-count="3635" meta:non-whitespace-character-count="3274"/>
    <meta:generator>LibreOffice/6.0.7.3$Linux_X86_64 LibreOffice_project/00m0$Build-3</meta:generator>
  </office:meta>
</office:document-meta>
</file>